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, serif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313131" loext:opacity="100%" style:font-name="Mont" fo:font-size="13.5pt" fo:letter-spacing="normal" fo:font-style="normal" fo:font-weight="bold"/>
    </style:style>
    <style:style style:name="T3" style:family="text">
      <style:text-properties fo:font-variant="normal" fo:text-transform="none" fo:color="#313131" loext:opacity="100%" style:font-name="Mont" fo:font-size="13.5pt" fo:letter-spacing="normal" fo:font-style="italic" fo:font-weight="bold"/>
    </style:style>
    <style:style style:name="T4" style:family="text">
      <style:text-properties fo:font-variant="normal" fo:text-transform="none" fo:color="#313131" loext:opacity="100%" style:font-name="monospace" fo:font-size="13.5pt" fo:letter-spacing="normal" fo:font-style="normal" fo:font-weight="normal" fo:background-color="#f0f8ff" loext:char-shading-value="0" loext:padding="0cm" loext:border="none"/>
    </style:style>
    <style:style style:name="T5" style:family="text">
      <style:text-properties fo:font-variant="normal" fo:text-transform="none" fo:color="#313131" loext:opacity="100%" fo:font-size="13.5pt" fo:letter-spacing="normal" fo:font-style="normal" fo:font-weight="bold"/>
    </style:style>
    <style:style style:name="T6" style:family="text">
      <style:text-properties fo:font-variant="normal" fo:text-transform="none" fo:color="#313131" loext:opacity="100%" fo:font-size="13.5pt" fo:letter-spacing="normal" fo:font-style="normal" fo:font-weight="normal" fo:background-color="#f0f8ff" loext:char-shading-value="0" loext:padding="0cm" loext:border="none"/>
    </style:style>
    <style:style style:name="T7" style:family="text">
      <style:text-properties fo:font-variant="normal" fo:text-transform="none" fo:color="#313131" loext:opacity="100%" fo:font-size="13.5pt" fo:letter-spacing="normal" fo:font-style="italic" fo:font-weight="bold"/>
    </style:style>
    <style:style style:name="T8" style:family="text">
      <style:text-properties fo:font-variant="normal" fo:text-transform="none" fo:color="#313131" loext:opacity="100%" style:font-name="Times New Roman" fo:font-size="13.5pt" fo:letter-spacing="normal" fo:font-style="normal"/>
    </style:style>
    <style:style style:name="T9" style:family="text">
      <style:text-properties fo:font-variant="normal" fo:text-transform="none" fo:color="#313131" loext:opacity="100%" style:font-name="Times New Roman" fo:font-size="13.5pt" fo:letter-spacing="normal" fo:font-style="normal" fo:font-weight="bold"/>
    </style:style>
    <style:style style:name="T10" style:family="text">
      <style:text-properties fo:font-variant="normal" fo:text-transform="none" fo:color="#313131" loext:opacity="100%" style:font-name="Times New Roman" fo:font-size="13.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13131" loext:opacity="100%" style:font-name="Times New Roman" fo:font-size="13.5pt" fo:letter-spacing="normal" fo:font-style="normal" fo:font-weight="bold" fo:background-color="#f0f8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313131" loext:opacity="100%" style:font-name="Times New Roman" fo:font-size="13.5pt" fo:letter-spacing="normal" fo:font-style="normal" fo:font-weight="normal" fo:background-color="#f0f8ff" loext:char-shading-value="0" loext:padding="0cm" loext:border="none"/>
    </style:style>
    <style:style style:name="T13" style:family="text">
      <style:text-properties fo:font-variant="normal" fo:text-transform="none" fo:color="#313131" loext:opacity="100%" style:font-name="Times New Roman" fo:font-size="13.5pt" fo:letter-spacing="normal" fo:font-style="normal" fo:font-weight="normal" fo:background-color="#f0f8ff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fo:color="#313131" loext:opacity="100%" style:font-name="Times New Roman" fo:font-size="13.5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313131" loext:opacity="100%" style:font-name="Times New Roman" fo:font-size="13.5pt" fo:letter-spacing="normal" fo:font-style="normal" fo:background-color="#f0f8ff" loext:char-shading-value="0" loext:padding="0cm" loext:border="none"/>
    </style:style>
    <style:style style:name="T16" style:family="text">
      <style:text-properties fo:font-variant="normal" fo:text-transform="none" fo:color="#313131" loext:opacity="100%" style:font-name="Times New Roman" fo:font-size="13.5pt" fo:letter-spacing="normal" fo:font-style="italic"/>
    </style:style>
    <style:style style:name="T17" style:family="text">
      <style:text-properties fo:font-variant="normal" fo:text-transform="none" fo:color="#313131" loext:opacity="100%" style:font-name="Times New Roman" fo:font-size="13.5pt" fo:letter-spacing="normal" fo:font-style="italic" fo:font-weight="bold"/>
    </style:style>
    <style:style style:name="T18" style:family="text">
      <style:text-properties fo:font-variant="normal" fo:text-transform="none" fo:color="#313131" loext:opacity="100%" style:font-name="Times New Roman" fo:font-size="13.5pt" fo:letter-spacing="normal" fo:font-style="italic" fo:font-weight="bold" style:font-weight-asian="bold" style:font-weight-complex="bold"/>
    </style:style>
    <style:style style:name="T19" style:family="text">
      <style:text-properties fo:font-variant="normal" fo:text-transform="none" fo:color="#313131" loext:opacity="100%" style:font-name="Times New Roman" fo:font-size="13.5pt" fo:letter-spacing="normal" fo:font-style="italic" fo:font-weight="normal" style:font-weight-asian="normal" style:font-weight-complex="normal"/>
    </style:style>
    <style:style style:name="T20" style:family="text">
      <style:text-properties fo:font-variant="normal" fo:text-transform="none" fo:color="#313131" loext:opacity="100%" style:font-name="Times New Roman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313131" loext:opacity="100%" style:font-name="Times New Roman" fo:letter-spacing="normal" fo:font-style="normal" fo:font-weight="normal" fo:background-color="#f0f8ff" loext:char-shading-value="0" style:font-weight-asian="normal" style:font-weight-complex="normal" loext:padding="0cm" loext:border="none"/>
    </style:style>
    <style:style style:name="T22" style:family="text">
      <style:text-properties fo:font-variant="normal" fo:text-transform="none" fo:color="#313131" loext:opacity="100%" style:font-name="Times New Roman" fo:letter-spacing="normal" fo:font-style="italic" fo:font-weight="normal" style:font-weight-asian="normal" style:font-weight-complex="normal"/>
    </style:style>
    <style:style style:name="T23" style:family="text">
      <style:text-properties fo:font-variant="normal" fo:text-transform="none" fo:color="#313131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313131" loext:opacity="100%" style:font-name="Times New Roman" fo:font-size="12pt" fo:letter-spacing="normal" fo:font-style="normal" fo:font-weight="normal" fo:background-color="#f0f8ff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313131" loext:opacity="100%" style:font-name="Times New Roman" fo:font-size="12pt" fo:letter-spacing="normal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skillfactory.helpdeskeddy.com/ - важная информация о программе обучения</text:p>
      <text:p text:style-name="P1">https://held-education-b1d.notion.site/56a225c02f524c25a930e9b7cfae8705?v=e3ca6bee762b4af8b246d5ac0a09ae8d - База знаний по работе с платформой SF и CD для студентов</text:p>
      <text:p text:style-name="P1">https://held-education-b1d.notion.site/e5aa3e27a85a45628df96d1641cd2054 - ЛК студента и навигация по курсу</text:p>
      <text:p text:style-name="P1">https://www.coursera.org/learn/learning-how-to-learn - онлайн-курсов «Научитесь учиться». Барбара Оакли VPN</text:p>
      <text:p text:style-name="P1">https://youtu.be/O96fE1E-rf8 - <text:s/>конференции Ted </text:p>
      <text:p text:style-name="P1">https://support.google.com/calendar/answer/2465776?co=GENIE.Platform%3DDesktop&amp;hl=ru - Google расписание</text:p>
      <text:p text:style-name="P1">Никлаус Вирт, Алгоритмы + структуры данных = программы — рекомендуется к прочтению параллельно с обучением.</text:p>
      <text:p text:style-name="P1">https://habr.com/ru/articles/422259/ - Хабр: основные структуры данных</text:p>
      <text:p text:style-name="P1">https://peps.python.org/pep-0008/ - Руководство по стилю кода Python</text:p>
      <text:p text:style-name="P1">https://habr.com/ru/companies/skillfactory/articles/658277/ - Как работать с числами с плавающей точкой в Python</text:p>
      <text:p text:style-name="P1">https://docs.python.org/3/library/stdtypes.html#str.isalnum - инструкцию Питона</text:p>
      <text:p text:style-name="P1"/>
      <text:p text:style-name="P1">Базовые команды терминала UNIX-систем:</text:p>
      <text:p text:style-name="P1">pwd<text:tab/>показать текущий каталог</text:p>
      <text:p text:style-name="P1">ls<text:tab/>показать файлы в данной папке, кроме скрытых</text:p>
      <text:p text:style-name="P1">ls -f<text:tab/>показать файлы в данной папке, включая скрытые</text:p>
      <text:p text:style-name="P1">cd c:<text:tab/>перейти к диску (в примере диск C)</text:p>
      <text:p text:style-name="P1">cd app<text:tab/>перейти в конкретный каталог (в примере папка app)</text:p>
      <text:p text:style-name="P1">cd -<text:tab/>вернуться назад</text:p>
      <text:p text:style-name="P1">cd ..<text:tab/>подняться на один уровень вверх</text:p>
      <text:p text:style-name="P1">cd ../..<text:tab/>подняться на два уровня вверх</text:p>
      <text:p text:style-name="P1">mkdir<text:tab/>создать папку</text:p>
      <text:p text:style-name="P1"/>
      <text:p text:style-name="P1">Сообщения о статусе репозитория:</text:p>
      <text:p text:style-name="P1"/>
      <text:p text:style-name="P1"><text:span text:style-name="T1">On branch master.</text:span> Сообщение означает, что в настоящий момент активна ветка master. Как правило, это основная ветка в репозитории.</text:p>
      <text:p text:style-name="P1"><text:span text:style-name="T1">Your branch is up to date with origin/master.</text:span> Сообщение означает, что файлы в ветке master синхронизированы с веткой master на сервере. Origin — это и есть удалённый сервер.</text:p>
      <text:p text:style-name="P1"><text:span text:style-name="T1">Working tree clean</text:span> дословно означает, что рабочий каталог не содержит изменённых файлов. Система контроля версий Git использует так называемую архитектуру трёх деревьев. Working tree связана с рабочей директорией Git, в которой содержатся рабочие версии файлов.</text:p>
      <text:p text:style-name="P1"><text:span text:style-name="T1">Nothing to commit</text:span> значит, что все изменения были зафиксированы и нет новых изменений в файлах для фиксации изменений.</text:p>
      <text:p text:style-name="P1"/>
      <text:p text:style-name="P3">Содержимое директории .git</text:p>
      <text:p text:style-name="P2"/>
      <text:p text:style-name="P2">Рассмотрим, что содержится в папках и файлах:</text:p>
      <text:p text:style-name="P2"/>
      <text:list xml:id="list310984929" text:style-name="L1">
        <text:list-item>
          <text:p text:style-name="P4"><text:span text:style-name="T23">В </text:span><text:span text:style-name="Strong_20_Emphasis"><text:span text:style-name="T23">файле config</text:span></text:span><text:span text:style-name="T23"> находятся настройки данного репозитория. Его содержимое представлено в текстовом формате.</text:span></text:p>
        </text:list-item>
        <text:list-item>
          <text:p text:style-name="P4"><text:span text:style-name="Strong_20_Emphasis"><text:span text:style-name="T23">Файл HEAD</text:span></text:span><text:span text:style-name="T23"> указывает на текущую ветку.</text:span></text:p>
        </text:list-item>
        <text:list-item>
          <text:p text:style-name="P4"><text:span text:style-name="T23">В </text:span><text:span text:style-name="Strong_20_Emphasis"><text:span text:style-name="T23">файле index</text:span></text:span><text:span text:style-name="T23"> хранится содержимое индекса.</text:span></text:p>
        </text:list-item>
        <text:list-item>
          <text:p text:style-name="P4"><text:span text:style-name="T23">В </text:span><text:span text:style-name="Strong_20_Emphasis"><text:span text:style-name="T23">директории objects</text:span></text:span><text:span text:style-name="T23"> находится, собственно, база данных объектов </text:span><text:span text:style-name="Emphasis"><text:span text:style-name="T25">Git</text:span></text:span><text:span text:style-name="T23">. Если открыть каталог </text:span><text:span text:style-name="Emphasis"><text:span text:style-name="T25">objects</text:span></text:span><text:span text:style-name="T23">, то в нём будут находиться каталоги, имена которых представлены двумя </text:span><text:soft-page-break/><text:span text:style-name="T23">шестнадцатеричными числами, внутри них будут файлы, имена которых представлены 38 шестнадцатеричными числами. Вместе имя каталога и файл образуют 40-разрядный хеш, взятый от имени файла и его содержимого.</text:span></text:p>
        </text:list-item>
        <text:list-item>
          <text:p text:style-name="P4"><text:span text:style-name="T23">В </text:span><text:span text:style-name="Strong_20_Emphasis"><text:span text:style-name="T23">директории refs</text:span></text:span><text:span text:style-name="T23"> находятся ссылки на объекты коммитов в этой базе (ветки).</text:span></text:p>
        </text:list-item>
        <text:list-item>
          <text:p text:style-name="P4"><text:span text:style-name="Strong_20_Emphasis"><text:span text:style-name="T23">Директория logs</text:span></text:span><text:span text:style-name="T23"> хранит логи коммитов.</text:span></text:p>
        </text:list-item>
        <text:list-item>
          <text:p text:style-name="P4"><text:span text:style-name="T23">В </text:span><text:span text:style-name="Strong_20_Emphasis"><text:span text:style-name="T23">директории info</text:span></text:span><text:span text:style-name="T23"> расположен файл с глобальными настройкам игнорирования файлов. Он позволяет исключить файлы, которые вы не хотите помещать в </text:span><text:span text:style-name="Source_20_Text"><text:span text:style-name="T24">.gitignore</text:span></text:span><text:span text:style-name="T23">. Позднее мы остановимся на назначении файла </text:span><text:span text:style-name="Source_20_Text"><text:span text:style-name="T24">.gitignore</text:span></text:span><text:span text:style-name="T23">.</text:span></text:p>
        </text:list-item>
        <text:list-item>
          <text:p text:style-name="P4"><text:span text:style-name="T23">В </text:span><text:span text:style-name="Strong_20_Emphasis"><text:span text:style-name="T23">директории hooks</text:span></text:span><text:span text:style-name="T23"> располагаются клиентские и серверные триггеры. Желающие прочитать про них могут обратиться к руководству по </text:span><text:span text:style-name="Emphasis"><text:span text:style-name="T25">Git.</text:span>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3T20:41:45.967000000</meta:creation-date>
    <dc:date>2025-02-13T20:44:37.823000000</dc:date>
    <meta:editing-duration>PT2M55S</meta:editing-duration>
    <meta:editing-cycles>1</meta:editing-cycles>
    <meta:document-statistic meta:table-count="0" meta:image-count="0" meta:object-count="0" meta:page-count="2" meta:paragraph-count="36" meta:word-count="410" meta:character-count="3220" meta:non-whitespace-character-count="2850"/>
    <meta:generator>LibreOffice/7.2.0.4$Windows_X86_64 LibreOffice_project/9a9c6381e3f7a62afc1329bd359cc48accb6435b</meta:generator>
  </office:meta>
</office:document-meta>
</file>